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Größe</text:p>
          </table:table-cell>
        </table:table-row>
        <table:table-row table:style-name="ro1" table:visibility="filter">
          <table:table-cell office:value-type="string" calcext:value-type="string">
            <text:p>tlcascwqma</text:p>
          </table:table-cell>
          <table:table-cell office:value-type="float" office:value="512" calcext:value-type="float">
            <text:p>512</text:p>
          </table:table-cell>
        </table:table-row>
        <table:table-row table:style-name="ro1" table:visibility="filter">
          <table:table-cell office:value-type="string" calcext:value-type="string">
            <text:p>lzexdiwpqv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table:style-name="ce5" office:value-type="string" calcext:value-type="string">
            <text:p>vzvaivhdai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wpuyxtbzij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nxayfxieda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cnjsooect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upbrymuhpg</text:p>
          </table:table-cell>
          <table:table-cell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string" calcext:value-type="string">
            <text:p>amhwfnvmqn</text:p>
          </table:table-cell>
          <table:table-cell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string" calcext:value-type="string">
            <text:p>rinhfepzrr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hzlhxfvmtl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igvelqhtr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eucctbpbir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knatqcsttq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mnmbrovuf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gtwljfrfsb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ocxuopnhva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voottpetrj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gvcfiyocct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pancqyvpwh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awufduldw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sjhgdgzk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utdmtlbwk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rasgcgbqxi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ivshbbfznx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Sheet1.A1:Sheet1.B25" table:display-filter-buttons="true">
          <table:filter>
            <table:filter-and>
              <table:filter-condition table:data-type="number" table:value="16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8:38:56.06566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23T00:05:29.009000000</meta:creation-date>
    <dc:date>2025-08-08T18:43:00.790255308</dc:date>
    <meta:editing-duration>P3DT26M5S</meta:editing-duration>
    <meta:editing-cycles>77</meta:editing-cycles>
    <meta:generator>LibreOfficeDev/26.2.0.0.alpha0$Linux_X86_64 LibreOffice_project/29e7d8bca5957df6631d4b61eef6213e87890b6d</meta:generator>
    <meta:document-statistic meta:table-count="1" meta:cell-count="50" meta:object-count="0"/>
  </office:meta>
</office:document-meta>
</file>